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1.72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306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4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textarea-horizontal-align="justify" draw:textarea-vertical-align="middle" draw:auto-grow-height="false" fo:min-height="4.322cm" fo:min-width="9.406cm"/>
    </style:style>
    <style:style style:name="gr12" style:family="graphic" style:parent-style-name="standard">
      <style:graphic-properties draw:textarea-horizontal-align="justify" draw:textarea-vertical-align="middle" draw:auto-grow-height="false" fo:min-height="3.968cm" fo:min-width="17.28cm"/>
    </style:style>
    <style:style style:name="gr13" style:family="graphic" style:parent-style-name="standard">
      <style:graphic-properties draw:textarea-horizontal-align="justify" draw:textarea-vertical-align="middle" draw:auto-grow-height="false" fo:min-height="1.995cm" fo:min-width="1.814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1.147cm" fo:min-width="13.597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color="#000000" draw:fill="none" draw:fill-color="#ffffff" fo:min-height="1.577cm"/>
    </style:style>
    <style:style style:name="gr17" style:family="graphic" style:parent-style-name="standard">
      <style:graphic-properties draw:stroke="none" svg:stroke-color="#000000" draw:fill="none" draw:fill-color="#ffffff" fo:min-height="0.357cm"/>
    </style:style>
    <style:style style:name="gr18" style:family="graphic" style:parent-style-name="standard">
      <style:graphic-properties draw:textarea-horizontal-align="justify" draw:textarea-vertical-align="middle" draw:auto-grow-height="false" fo:min-height="1.576cm" fo:min-width="2.67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end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0.365cm" svg:y="0.946cm">
          <text:p text:style-name="P1">Makai</text:p>
          <text:p text:style-name="P1">Measurem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0.365cm" svg:y="5.545cm">
          <text:p text:style-name="P1">Makai</text:p>
          <text:p text:style-name="P1">Ev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5.54cm" svg:y="3.294cm">
          <text:p text:style-name="P1">Mauka</text:p>
          <text:p text:style-name="P1">Pub/Sub</text:p>
          <text:p text:style-name="P1">Brok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11.544cm" svg:y="9.22cm">
          <text:p text:style-name="P1">Mauka</text:p>
          <text:p text:style-name="P1">Plugin</text:p>
          <text:p text:style-name="P1">Mana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556cm" svg:height="3.556cm" svg:x="12.087cm" svg:y="3.667cm">
          <text:p text:style-name="P1"><text:span text:style-name="T1">Mauka</text:span></text:p>
          <text:p text:style-name="P1"><text:span text:style-name="T1">Plug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3.556cm" svg:x="17.669cm" svg:y="3.6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3.705cm" svg:y1="4.302cm" svg:x2="6.753cm" svg:y2="4.302cm">
          <text:p/>
        </draw:line>
        <draw:line draw:style-name="gr4" draw:text-style-name="P3" draw:layer="layout" svg:x1="3.605cm" svg:y1="6.602cm" svg:x2="6.653cm" svg:y2="6.602cm">
          <text:p/>
        </draw:line>
        <draw:line draw:style-name="gr4" draw:text-style-name="P3" draw:layer="layout" svg:x1="13.77cm" svg:y1="9.255cm" svg:x2="13.808cm" svg:y2="7.223cm">
          <text:p/>
        </draw:line>
        <draw:line draw:style-name="gr5" draw:text-style-name="P1" draw:layer="layout" svg:x1="9.166cm" svg:y1="4.71cm" svg:x2="12.087cm" svg:y2="4.68cm">
          <text:p/>
        </draw:line>
        <draw:line draw:style-name="gr6" draw:text-style-name="P1" draw:layer="layout" svg:x1="17.637cm" svg:y1="5.445cm" svg:x2="15.643cm" svg:y2="5.445cm">
          <text:p/>
        </draw:line>
        <draw:frame draw:style-name="gr7" draw:text-style-name="P4" draw:layer="layout" svg:width="1.651cm" svg:height="0.725cm" svg:x="3.74cm" svg:y="3.721cm">
          <draw:text-box>
            <text:p><text:span text:style-name="T2">9881</text:span></text:p>
          </draw:text-box>
        </draw:frame>
        <draw:frame draw:style-name="gr7" draw:text-style-name="P4" draw:layer="layout" svg:width="1.651cm" svg:height="0.725cm" svg:x="5.041cm" svg:y="3.722cm">
          <draw:text-box>
            <text:p><text:span text:style-name="T2">9882</text:span></text:p>
          </draw:text-box>
        </draw:frame>
        <draw:frame draw:style-name="gr7" draw:text-style-name="P4" draw:layer="layout" svg:width="1.651cm" svg:height="0.725cm" svg:x="3.341cm" svg:y="6.022cm">
          <draw:text-box>
            <text:p><text:span text:style-name="T2">9899</text:span></text:p>
          </draw:text-box>
        </draw:frame>
        <draw:frame draw:style-name="gr7" draw:text-style-name="P4" draw:layer="layout" svg:width="1.651cm" svg:height="0.725cm" svg:x="4.941cm" svg:y="6.022cm">
          <draw:text-box>
            <text:p><text:span text:style-name="T2">9882</text:span></text:p>
          </draw:text-box>
        </draw:frame>
        <draw:line draw:style-name="gr8" draw:text-style-name="P1" draw:layer="layout" svg:x1="9.166cm" svg:y1="6.3cm" svg:x2="12.087cm" svg:y2="6.27cm">
          <text:p/>
        </draw:line>
        <draw:frame draw:style-name="gr7" draw:text-style-name="P4" draw:layer="layout" svg:width="1.651cm" svg:height="0.725cm" svg:x="9.99cm" svg:y="4.148cm">
          <draw:text-box>
            <text:p><text:span text:style-name="T2">9883</text:span></text:p>
          </draw:text-box>
        </draw:frame>
        <draw:frame draw:style-name="gr7" draw:text-style-name="P4" draw:layer="layout" svg:width="1.651cm" svg:height="0.725cm" svg:x="9.991cm" svg:y="5.749cm">
          <draw:text-box>
            <text:p><text:span text:style-name="T2">9882</text:span></text:p>
          </draw:text-box>
        </draw:frame>
        <draw:frame draw:style-name="gr9" draw:text-style-name="P4" draw:layer="layout" svg:width="2.032cm" svg:height="1.199cm" svg:x="15.959cm" svg:y="4.756cm">
          <draw:text-box>
            <text:p><text:span text:style-name="T2">21017</text:span></text:p>
          </draw:text-box>
        </draw:frame>
        <draw:frame draw:style-name="gr7" draw:text-style-name="P4" draw:layer="layout" svg:width="1.651cm" svg:height="0.725cm" svg:x="13.91cm" svg:y="8.149cm">
          <draw:text-box>
            <text:p><text:span text:style-name="T2">9882</text:span></text:p>
          </draw:text-box>
        </draw:frame>
        <draw:frame draw:style-name="gr10" draw:text-style-name="P4" draw:layer="layout" svg:width="1.777cm" svg:height="0.762cm" svg:x="13.573cm" svg:y="14.164cm">
          <draw:text-box draw:corner-radius="0.127cm">
            <text:p><text:span text:style-name="T2">12000</text:span></text:p>
          </draw:text-box>
        </draw:frame>
        <draw:frame draw:style-name="gr9" draw:text-style-name="P4" draw:layer="layout" svg:width="4.699cm" svg:height="1.199cm" svg:x="11.53cm" svg:y="3.032cm">
          <draw:text-box>
            <text:p><text:span text:style-name="T2">8911(health endpoint)</text:span></text:p>
          </draw:text-box>
        </draw:frame>
        <draw:custom-shape draw:style-name="gr2" draw:text-style-name="P2" draw:layer="layout" svg:width="3.556cm" svg:height="3.556cm" svg:x="11.987cm" svg:y="15.172cm">
          <text:p text:style-name="P1"><text:span text:style-name="T1">Develop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7cm" svg:y1="13.646cm" svg:x2="13.695cm" svg:y2="15.17cm">
          <text:p/>
        </draw:line>
      </draw:page>
      <draw:page draw:name="page2" draw:style-name="dp1" draw:master-page-name="Default">
        <draw:custom-shape draw:style-name="gr11" draw:text-style-name="P1" draw:layer="layout" svg:width="9.906cm" svg:height="4.572cm" svg:x="11.125cm" svg:y="4.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7.78cm" svg:height="4.218cm" svg:x="1.154cm" svg:y="11.4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7cm" svg:height="3.175cm" svg:x="11.883cm" svg:y="5.694cm">
          <text:p text:style-name="P1"><text:span text:style-name="T3">Frequency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17.148cm" svg:y="5.711cm">
          <text:p text:style-name="P1"><text:span text:style-name="T3">Voltage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22.495cm" svg:y="9.001cm">
          <text:p text:style-name="P1"><text:span text:style-name="T3">Status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6.588cm" svg:y="5.695cm">
          <text:p text:style-name="P1"><text:span text:style-name="T3">Makai</text:span></text:p>
          <text:p text:style-name="P1"><text:span text:style-name="T3">Event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6" draw:layer="layout" svg:width="14.097cm" svg:height="1.397cm" svg:x="7.223cm" svg:y="1.381cm">
          <text:p text:style-name="P1">Makai Service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199cm" svg:y1="2.778cm" svg:x2="8.199cm" svg:y2="5.699cm">
          <text:p/>
        </draw:line>
        <draw:custom-shape draw:style-name="gr13" draw:text-style-name="P5" draw:layer="layout" svg:width="3.27cm" svg:height="3.175cm" svg:x="1.481cm" svg:y="12.225cm">
          <text:p text:style-name="P1"><text:span text:style-name="T3">THD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4.942cm" svg:y="12.225cm">
          <text:p text:style-name="P1"><text:span text:style-name="T3">ITIC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8.371cm" svg:y="12.225cm">
          <text:p text:style-name="P1"><text:span text:style-name="T3">IEEE 1156</text:span></text:p>
          <text:p text:style-name="P1"><text:span text:style-name="T3">Voltage 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11.8cm" svg:y="12.225cm">
          <text:p text:style-name="P1"><text:span text:style-name="T3">Brownout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3.27cm" svg:height="3.175cm" svg:x="15.229cm" svg:y="12.225cm">
          <text:p text:style-name="P1"><text:span text:style-name="T3">Locality</text:span></text:p>
          <text:p text:style-name="P1"><text:span text:style-name="T3">Plu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8" draw:layer="layout" svg:width="5.207cm" svg:height="0.889cm" svg:x="7.423cm" svg:y="11.424cm">
          <draw:text-box>
            <text:p text:style-name="P7"><text:span text:style-name="T3">Classification Plugins</text:span></text:p>
          </draw:text-box>
        </draw:frame>
        <draw:line draw:style-name="gr4" draw:text-style-name="P3" draw:layer="layout" svg:x1="8.239cm" svg:y1="8.874cm" svg:x2="8.239cm" svg:y2="11.541cm">
          <text:p/>
        </draw:line>
        <draw:line draw:style-name="gr4" draw:text-style-name="P3" draw:layer="layout" svg:x1="18.907cm" svg:y1="13.7cm" svg:x2="22.971cm" svg:y2="11.668cm">
          <text:p/>
        </draw:line>
        <draw:frame draw:style-name="gr16" draw:text-style-name="P10" draw:layer="layout" svg:width="7.25cm" svg:height="1.827cm" svg:x="1.127cm" svg:y="9.247cm">
          <draw:text-box>
            <text:p text:style-name="P9"><text:span text:style-name="T4">Waveform, (event_id, box_id, data)</text:span></text:p>
            <text:p text:style-name="P9"><text:span text:style-name="T4">CalibratedWaveform, (event_id, box_id, data)</text:span></text:p>
            <text:p text:style-name="P9"><text:span text:style-name="T4">VrmsWaveform, (event_id, box_id, data)</text:span></text:p>
          </draw:text-box>
        </draw:frame>
        <draw:frame draw:style-name="gr17" draw:text-style-name="P10" draw:layer="layout" svg:width="4.583cm" svg:height="0.607cm" svg:x="3.794cm" svg:y="3.648cm">
          <draw:text-box>
            <text:p text:style-name="P9"><text:span text:style-name="T4">RequestDataEvent, event_id</text:span></text:p>
          </draw:text-box>
        </draw:frame>
        <draw:frame draw:style-name="gr15" draw:text-style-name="P8" draw:layer="layout" svg:width="4.54cm" svg:height="0.889cm" svg:x="13.824cm" svg:y="4.725cm">
          <draw:text-box>
            <text:p text:style-name="P7"><text:span text:style-name="T3">Triggering Plugins</text:span></text:p>
          </draw:text-box>
        </draw:frame>
        <draw:line draw:style-name="gr4" draw:text-style-name="P3" draw:layer="layout" svg:x1="13.954cm" svg:y1="2.778cm" svg:x2="13.954cm" svg:y2="4.683cm">
          <text:p/>
        </draw:line>
        <draw:frame draw:style-name="gr17" draw:text-style-name="P10" draw:layer="layout" svg:width="4.583cm" svg:height="0.607cm" svg:x="9.595cm" svg:y="3.649cm">
          <draw:text-box>
            <text:p text:style-name="P9"><text:span text:style-name="T4">Measurement, measurement</text:span></text:p>
          </draw:text-box>
        </draw:frame>
        <draw:line draw:style-name="gr4" draw:text-style-name="P3" draw:layer="layout" svg:x1="21.066cm" svg:y1="6.969cm" svg:x2="23.225cm" svg:y2="9.255cm">
          <text:p/>
        </draw:line>
        <draw:frame draw:style-name="gr17" draw:text-style-name="P10" draw:layer="layout" svg:width="3.608cm" svg:height="0.607cm" svg:x="22.371cm" svg:y="12.55cm">
          <draw:text-box>
            <text:p text:style-name="P9"><text:span text:style-name="T4">heartbeat, json status</text:span></text:p>
          </draw:text-box>
        </draw:frame>
        <draw:line draw:style-name="gr4" draw:text-style-name="P3" draw:layer="layout" svg:x1="17.637cm" svg:y1="4.683cm" svg:x2="17.637cm" svg:y2="2.778cm">
          <text:p/>
        </draw:line>
        <draw:frame draw:style-name="gr17" draw:text-style-name="P10" draw:layer="layout" svg:width="4.583cm" svg:height="0.607cm" svg:x="13.196cm" svg:y="3.65cm">
          <draw:text-box>
            <text:p text:style-name="P9"><text:span text:style-name="T4">Trigger req</text:span></text:p>
          </draw:text-box>
        </draw:frame>
        <draw:custom-shape draw:style-name="gr18" draw:text-style-name="P1" draw:layer="layout" svg:width="3.175cm" svg:height="2.921cm" svg:x="8.666cm" svg:y="17.048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0.271cm" svg:y1="17.002cm" svg:x2="10.271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8:48:51.416000000</meta:creation-date>
    <dc:date>2018-05-16T13:08:14.021170576</dc:date>
    <meta:editing-duration>PT18M44S</meta:editing-duration>
    <meta:editing-cycles>2</meta:editing-cycles>
    <meta:generator>LibreOffice/6.0.3.2$MacOSX_X86_64 LibreOffice_project/8f48d515416608e3a835360314dac7e47fd0b821</meta:generator>
    <meta:document-statistic meta:object-count="51"/>
  </office:meta>
</office:document-meta>
</file>